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solid" svg:stroke-width="0.102cm" svg:stroke-color="#000000" draw:marker-start-width="0.457cm" draw:marker-end-width="0.457cm" draw:fill="none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4" style:family="graphic" style:parent-style-name="standard">
      <style:graphic-properties draw:stroke="solid" svg:stroke-width="0.102cm" svg:stroke-color="#00ff00" draw:marker-start-width="0.457cm" draw:marker-end-width="0.457cm" draw:fill="none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152cm" svg:stroke-color="#ffff00" draw:marker-start-width="0.427cm" draw:marker-end-width="0.427cm" draw:fill="none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7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draw:textarea-vertical-align="bottom" fo:padding-top="-0.178cm" fo:padding-bottom="0.787cm" fo:padding-left="0.3cm" fo:padding-right="0.3cm"/>
    </style:style>
    <style:style style:name="gr8" style:family="graphic" style:parent-style-name="standard">
      <style:graphic-properties draw:stroke="solid" svg:stroke-width="0.152cm" svg:stroke-color="#00ff00" draw:marker-start-width="0.427cm" draw:marker-end="Arrow" draw:marker-end-width="0.527cm" draw:textarea-horizontal-align="center" fo:padding-top="0.2cm" fo:padding-bottom="0.2cm" fo:padding-left="0.325cm" fo:padding-right="0.32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 style:list-style-name="L3">
      <style:graphic-properties draw:fill-color="#ffffff" draw:auto-grow-height="true" fo:min-height="14.267cm"/>
    </style:style>
    <style:style style:name="pr8" style:family="presentation" style:parent-style-name="Default-outline1" style:list-style-name="L5">
      <style:graphic-properties draw:fill-color="#ffffff" draw:auto-grow-height="true" fo:min-height="14.267cm"/>
    </style:style>
    <style:style style:name="pr9" style:family="presentation" style:parent-style-name="Default-outline1" style:list-style-name="L5">
      <style:graphic-properties draw:fill-color="#ffffff" draw:auto-grow-height="true" fo:min-height="14.267cm"/>
    </style:style>
    <style:style style:name="pr10" style:family="presentation" style:parent-style-name="Default-outline1" style:list-style-name="L5">
      <style:graphic-properties draw:fill-color="#ffffff" draw:auto-grow-height="true" fo:min-height="14.267cm"/>
    </style:style>
    <style:style style:name="pr11" style:family="presentation" style:parent-style-name="Default-outline1" style:list-style-name="L5">
      <style:graphic-properties draw:fill-color="#ffffff" draw:auto-grow-height="true" fo:min-height="14.267cm"/>
    </style:style>
    <style:style style:name="pr12" style:family="presentation" style:parent-style-name="Default-outline1" style:list-style-name="L5">
      <style:graphic-properties draw:fill-color="#ffffff" draw:auto-grow-height="true" fo:min-height="14.267cm"/>
    </style:style>
    <style:style style:name="pr13" style:family="presentation" style:parent-style-name="Default-title">
      <style:graphic-properties fo:min-height="2.927cm"/>
    </style:style>
    <style:style style:name="pr14" style:family="presentation" style:parent-style-name="Default-outline1">
      <style:graphic-properties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text-align="center"/>
    </style:style>
    <style:style style:name="P9" style:family="paragraph">
      <style:paragraph-properties text:enable-numbering="true" fo:margin-left="1.2cm" fo:margin-right="0cm" fo:text-indent="-0.9cm"/>
    </style:style>
    <style:style style:name="P10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text:enable-numbering="false" fo:margin-left="2.4cm" fo:margin-right="0cm" fo:text-indent="-0.8cm"/>
      <style:text-properties fo:font-size="22pt" fo:font-weight="bold"/>
    </style:style>
    <style:style style:name="P12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text-indent="0cm"/>
      <style:text-properties fo:font-size="18pt"/>
    </style:style>
    <style:style style:name="P14" style:family="paragraph">
      <style:paragraph-properties text:enable-numbering="false" fo:margin-left="2.4cm" fo:margin-right="0cm" fo:text-indent="-0.8cm"/>
    </style:style>
    <style:style style:name="P15" style:family="paragraph">
      <style:paragraph-properties fo:margin-left="1.2cm" fo:margin-right="0cm" fo:text-indent="-0.9cm"/>
      <style:text-properties fo:font-size="24pt" fo:font-weight="normal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/>
      <style:text-properties fo:color="#ffffff" fo:font-size="20pt" fo:font-weight="bold"/>
    </style:style>
    <style:style style:name="P18" style:family="paragraph">
      <style:paragraph-properties fo:margin-left="0cm" fo:margin-right="0cm" fo:text-align="center" fo:text-indent="0cm"/>
      <style:text-properties fo:font-size="18pt" fo:font-weight="bold"/>
    </style:style>
    <style:style style:name="P19" style:family="paragraph">
      <style:paragraph-properties fo:margin-left="2.4cm" fo:margin-right="0cm" fo:text-indent="-0.8cm"/>
    </style:style>
    <style:style style:name="P20" style:family="paragraph">
      <style:paragraph-properties text:enable-numbering="false" fo:margin-left="2.4cm" fo:margin-right="0cm" fo:text-indent="-0.8cm"/>
      <style:text-properties fo:font-size="20pt" fo:font-weight="normal"/>
    </style:style>
    <style:style style:name="P21" style:family="paragraph">
      <style:paragraph-properties fo:margin-left="0cm" fo:margin-right="0cm" fo:text-align="start" fo:text-indent="0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ff"/>
    </style:style>
    <style:style style:name="T4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5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6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7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8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9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0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1" style:family="text">
      <style:text-properties fo:color="#ff808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2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3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4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5" style:family="text">
      <style:text-properties fo:color="#ff808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6" style:family="text">
      <style:text-properties fo:color="#ff808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7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8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color="#ffffff" fo:font-size="18pt"/>
    </style:style>
    <style:style style:name="T20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ff808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ffff00" fo:font-size="28pt" fo:font-weight="normal"/>
    </style:style>
    <style:style style:name="T25" style:family="text">
      <style:text-properties fo:color="#ffffff" fo:font-size="28pt" fo:font-weight="normal"/>
    </style:style>
    <style:style style:name="T26" style:family="text">
      <style:text-properties fo:color="#23ff23" fo:font-size="28pt" fo:font-weight="normal"/>
    </style:style>
    <style:style style:name="T27" style:family="text">
      <style:text-properties fo:font-size="24pt" fo:font-weight="normal"/>
    </style:style>
    <style:style style:name="T28" style:family="text">
      <style:text-properties fo:color="#ffff00" fo:font-size="24pt" fo:font-weight="normal"/>
    </style:style>
    <style:style style:name="T29" style:family="text">
      <style:text-properties fo:color="#ffffff" fo:font-size="20pt" fo:font-weight="bold"/>
    </style:style>
    <style:style style:name="T30" style:family="text">
      <style:text-properties fo:font-size="18pt" fo:font-weight="bold"/>
    </style:style>
    <style:style style:name="T31" style:family="text">
      <style:text-properties fo:color="#23ff23" fo:font-size="20pt" fo:font-weight="bold"/>
    </style:style>
    <style:style style:name="T32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ffffff" fo:font-size="24pt" fo:font-weight="normal"/>
    </style:style>
    <style:style style:name="T35" style:family="text">
      <style:text-properties fo:color="#ccccff"/>
    </style:style>
    <style:style style:name="T36" style:family="text">
      <style:text-properties fo:color="#ffff00" fo:font-weight="bold"/>
    </style:style>
    <style:style style:name="T37" style:family="text">
      <style:text-properties fo:font-size="24pt"/>
    </style:style>
    <style:style style:name="T38" style:family="text">
      <style:text-properties fo:color="#ffff00" fo:font-size="24pt"/>
    </style:style>
    <style:style style:name="T39" style:family="text">
      <style:text-properties fo:font-size="28pt" style:font-size-asian="32pt" style:font-size-complex="32pt"/>
    </style:style>
    <style:style style:name="T40" style:family="text">
      <style:text-properties fo:color="#ffff00" fo:font-size="28pt" style:font-size-asian="32pt" style:font-size-complex="32pt"/>
    </style:style>
    <style:style style:name="T41" style:family="text">
      <style:text-properties fo:font-size="24pt" style:font-size-asian="28pt" style:font-size-complex="28pt"/>
    </style:style>
    <style:style style:name="T42" style:family="text">
      <style:text-properties fo:color="#ffff00" fo:font-size="24pt" style:font-size-asian="28pt" style:font-size-complex="28pt"/>
    </style:style>
    <style:style style:name="T43" style:family="text">
      <style:text-properties fo:color="#23ff23" fo:font-size="24pt" style:font-size-asian="28pt" style:font-size-complex="28pt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fo:color="#ffff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 " style:num-format="1">
        <style:list-level-properties text:space-before="0.3cm" text:min-label-width="0.9cm"/>
        <style:text-properties fo:color="#ff9966" fo:font-size="100%"/>
      </text:list-level-style-number>
      <text:list-level-style-number text:level="2" style:num-suffix=") " style:num-format="1">
        <style:list-level-properties text:space-before="1.6cm" text:min-label-width="0.8cm"/>
        <style:text-properties fo:color="#9966cc" fo:font-size="100%"/>
      </text:list-level-style-number>
      <text:list-level-style-number text:level="3" style:num-suffix=") " style:num-format="1">
        <style:list-level-properties text:space-before="3cm" text:min-label-width="0.6cm"/>
        <style:text-properties fo:color="#33cc66" fo:font-size="100%"/>
      </text:list-level-style-number>
      <text:list-level-style-number text:level="4" style:num-suffix=")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 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1.6cm" text:min-label-width="0.8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Sieve of Eratosthenes</presentation:footer-decl>
      <presentation:footer-decl presentation:name="ftr2">CMPTxxxx</presentation:footer-decl>
      <presentation:date-time-decl presentation:name="dtd1" presentation:source="fixed">14 Oct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93cm" svg:x="1.4cm" svg:y="1.386cm" presentation:class="title" presentation:user-transformed="true">
          <draw:text-box>
            <text:p text:style-name="P1">Applications:<text:line-break/><text:tab/>Sieve of Eratosthenes,<text:line-break/><text:tab/>Recursion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4 Oct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Sieve of Eratosthenes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Problem</text:span>: list all the <text:span text:style-name="T1">prime</text:span> numbers between 2 and some given big number.</text:p>
                <text:list>
                  <text:list-item>
                    <text:p text:style-name="P1">You had a <text:span text:style-name="T1">homework</text:span> that was similar: test if a given number is prime, and list its factors</text:p>
                  </text:list-item>
                  <text:list-item>
                    <text:p text:style-name="P1">How did you solve that?</text:p>
                    <text:list>
                      <text:list-item>
                        <text:p text:style-name="P1">Procedure <text:span text:style-name="T2">is_prime() </text:span><text:span text:style-name="T3">(pseudocode):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4">Iterate for factor in 2 .. sqrt(n):</text:span></text:p>
            <text:p text:style-name="P4"><text:span text:style-name="T5">If (n % factor == 0), then</text:span></text:p>
            <text:p text:style-name="P5"><text:span text:style-name="T5">We've found a factor!</text:span></text:p>
            <text:list text:continue-numbering="true" text:style-name="L2">
              <text:list-item>
                <text:p text:style-name="P1">But this is wasteful: really only need to test <text:span text:style-name="T2">prime</text:span> numbers for potential factor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sting all primes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e could tackle this problem by repeatedly calling <text:span text:style-name="T2">is_prime()</text:span> on <text:span text:style-name="T1">every</text:span> number in turn:</text:p>
              </text:list-item>
            </text:list>
            <text:p text:style-name="P3"><text:span text:style-name="T6">for num in range(2, max):</text:span></text:p>
            <text:p text:style-name="P4"><text:span text:style-name="T7">if is_prime(num) ...</text:span></text:p>
            <text:list text:continue-numbering="true" text:style-name="L2">
              <text:list-item>
                <text:p text:style-name="P1">But this could be really <text:span text:style-name="T1">slow</text:span> if <text:span text:style-name="T2">max</text:span> is big</text:p>
              </text:list-item>
              <text:list-item>
                <text:p text:style-name="P1">Is there a smarter way to eliminate <text:span text:style-name="T1">non-prime</text:span> (composite) numbers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ieve of Eratosthenes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he sieve works by a process of <text:span text:style-name="T1">elimination</text:span>: we eliminate all the <text:span text:style-name="T1">non-primes</text:span> by turn:</text:p>
              </text:list-item>
            </text:list>
          </draw:text-box>
        </draw:frame>
        <draw:frame draw:name="Numbers" draw:style-name="gr2" draw:layer="layout" svg:width="16.264cm" svg:height="10.309cm" svg:x="5.993cm" svg:y="7.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One" draw:style-name="gr3" draw:text-style-name="P8" draw:id="id9" draw:layer="layout" svg:width="0.971cm" svg:height="0.971cm" svg:x="5.915cm" svg:y="7.92cm">
          <text:p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g draw:name="Multiples of 2" draw:id="id10">
          <draw:custom-shape draw:style-name="gr3" draw:text-style-name="P8" draw:layer="layout" svg:width="0.971cm" svg:height="0.971cm" svg:x="7.617cm" svg:y="8.922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7.6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7.6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7.62cm" svg:y="12.02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7.6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7.6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7.623cm" svg:y="15.02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7.6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7.6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0.916cm" svg:y="7.921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0.917cm" svg:y="8.922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0.9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0.9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0.92cm" svg:y="12.02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0.9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0.9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0.923cm" svg:y="15.02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0.9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0.9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4.216cm" svg:y="7.921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4.217cm" svg:y="8.922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4.2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4.2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4.22cm" svg:y="12.02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4.2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4.2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4.223cm" svg:y="15.02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4.2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4.2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7.516cm" svg:y="7.921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7.517cm" svg:y="8.922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7.5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7.5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7.52cm" svg:y="12.02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7.5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7.5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7.523cm" svg:y="15.02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7.5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7.5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21.016cm" svg:y="7.921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21.017cm" svg:y="8.922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21.0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21.0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21.02cm" svg:y="12.02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21.0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21.0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21.023cm" svg:y="15.02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21.0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21.0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8" draw:layer="layout" svg:width="1.143cm" svg:height="1.072cm" svg:x="7.52cm" svg:y="7.82cm">
            <text:p/>
            <draw:enhanced-geometry svg:viewBox="0 0 21600 21600" draw:type="rectangle" draw:enhanced-path="M 0 0 L 21600 0 21600 21600 0 21600 0 0 Z N"/>
          </draw:custom-shape>
        </draw:g>
        <draw:g draw:name="Multiples of 3" draw:id="id11">
          <draw:custom-shape draw:style-name="gr3" draw:text-style-name="P8" draw:layer="layout" svg:width="0.971cm" svg:height="0.971cm" svg:x="9.3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9.3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9.3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2.617cm" svg:y="8.922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2.62cm" svg:y="12.02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2.623cm" svg:y="15.02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5.8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5.8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5.8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9.216cm" svg:y="7.921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9.2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9.2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9.2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5.9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5.9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5.9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8" draw:layer="layout" svg:width="1.143cm" svg:height="1.072cm" svg:x="9.121cm" svg:y="7.82cm">
            <text:p/>
            <draw:enhanced-geometry svg:viewBox="0 0 21600 21600" draw:type="rectangle" draw:enhanced-path="M 0 0 L 21600 0 21600 21600 0 21600 0 0 Z N"/>
          </draw:custom-shape>
        </draw:g>
        <draw:g draw:name="Multiples of 5" draw:id="id12">
          <draw:custom-shape draw:style-name="gr3" draw:text-style-name="P8" draw:layer="layout" svg:width="0.971cm" svg:height="0.971cm" svg:x="12.618cm" svg:y="9.92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2.619cm" svg:y="11.02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2.621cm" svg:y="13.02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2.622cm" svg:y="14.027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2.624cm" svg:y="16.129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2.6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8" draw:layer="layout" svg:width="1.143cm" svg:height="1.072cm" svg:x="12.421cm" svg:y="7.82cm">
            <text:p/>
            <draw:enhanced-geometry svg:viewBox="0 0 21600 21600" draw:type="rectangle" draw:enhanced-path="M 0 0 L 21600 0 21600 21600 0 21600 0 0 Z N"/>
          </draw:custom-shape>
        </draw:g>
        <draw:g draw:name="Multiples of 7" draw:id="id13">
          <draw:custom-shape draw:style-name="gr3" draw:text-style-name="P8" draw:layer="layout" svg:width="0.971cm" svg:height="0.971cm" svg:x="15.823cm" svg:y="15.02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19.22cm" svg:y="12.02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3" draw:text-style-name="P8" draw:layer="layout" svg:width="0.971cm" svg:height="0.971cm" svg:x="5.925cm" svg:y="17.1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4" draw:text-style-name="P8" draw:layer="layout" svg:width="1.143cm" svg:height="1.072cm" svg:x="15.721cm" svg:y="7.82cm">
            <text:p/>
            <draw:enhanced-geometry svg:viewBox="0 0 21600 21600" draw:type="rectangle" draw:enhanced-path="M 0 0 L 21600 0 21600 21600 0 21600 0 0 Z N"/>
          </draw:custom-shape>
        </draw:g>
        <draw:g draw:name="Remaining Primes" draw:id="id14">
          <draw:custom-shape draw:style-name="gr4" draw:text-style-name="P8" draw:layer="layout" svg:width="1.143cm" svg:height="1.072cm" svg:x="5.921cm" svg:y="8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1.143cm" svg:height="1.072cm" svg:x="9.122cm" svg:y="8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1.143cm" svg:height="1.072cm" svg:x="9.123cm" svg:y="9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1.143cm" svg:height="1.072cm" svg:x="15.723cm" svg:y="8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1.143cm" svg:height="1.072cm" svg:x="19.024cm" svg:y="8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1.143cm" svg:height="1.072cm" svg:x="19.025cm" svg:y="9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1.143cm" svg:height="1.072cm" svg:x="19.026cm" svg:y="12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1.143cm" svg:height="1.072cm" svg:x="19.027cm" svg:y="15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1.143cm" svg:height="1.072cm" svg:x="19.028cm" svg:y="16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1.143cm" svg:height="1.072cm" svg:x="9.128cm" svg:y="15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1.143cm" svg:height="1.072cm" svg:x="9.129cm" svg:y="16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1.143cm" svg:height="1.072cm" svg:x="9.129cm" svg:y="13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1.143cm" svg:height="1.072cm" svg:x="9.129cm" svg:y="11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1.143cm" svg:height="1.072cm" svg:x="5.93cm" svg:y="10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1.143cm" svg:height="1.072cm" svg:x="5.931cm" svg:y="11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1.143cm" svg:height="1.072cm" svg:x="5.932cm" svg:y="14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1.143cm" svg:height="1.072cm" svg:x="5.933cm" svg:y="15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1.143cm" svg:height="1.072cm" svg:x="15.733cm" svg:y="14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1.143cm" svg:height="1.072cm" svg:x="15.734cm" svg:y="17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1.143cm" svg:height="1.072cm" svg:x="15.734cm" svg:y="11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1.143cm" svg:height="1.072cm" svg:x="15.734cm" svg:y="10.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4" smil:attributeName="visibility" smil:to="visible"/>
                  <anim:transitionFilter smil:dur="0.5s" smil:targetElement="id14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ime sieve: pseudocode</text:p>
          </draw:text-box>
        </draw:frame>
        <draw:frame presentation:style-name="pr7" draw:text-style-name="P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Create an <text:span text:style-name="T1">array</text:span> of booleans and set them all to <text:span text:style-name="T2">true</text:span> at first. (<text:span text:style-name="T2">true</text:span> = <text:span text:style-name="T1">prime</text:span>)</text:p>
              </text:list-item>
              <text:list-item>
                <text:p text:style-name="P1">Set array element <text:span text:style-name="T2">1</text:span> to <text:span text:style-name="T2">false</text:span>. Now <text:span text:style-name="T2">2</text:span> is <text:span text:style-name="T1">prime</text:span>.</text:p>
              </text:list-item>
              <text:list-item>
                <text:p text:style-name="P1">Set the values whose index in the array is a <text:span text:style-name="T1">multiple</text:span> of the last prime found to <text:span text:style-name="T2">false</text:span>.</text:p>
              </text:list-item>
              <text:list-item>
                <text:p text:style-name="P1">The next index where the array holds the value <text:span text:style-name="T2">true</text:span> is the <text:span text:style-name="T1">next prime</text:span>.</text:p>
              </text:list-item>
              <text:list-item>
                <text:p text:style-name="P1">Repeat steps 3 and 4 until the last prime found is greater than the <text:span text:style-name="T1">square root</text:span> of the largest number in the array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ime sieve: Python code</text:p>
          </draw:text-box>
        </draw:frame>
        <draw:frame presentation:style-name="pr8" draw:text-style-name="P11" draw:layer="layout" svg:width="25.199cm" svg:height="14.625cm" svg:x="1.4cm" svg:y="4.507cm" presentation:class="outline" presentation:user-transformed="true">
          <draw:text-box>
            <text:p text:style-name="P10"><text:span text:style-name="T8">"""Find all primes up to a given number, using Eratosthenes' prime sieve."""</text:span></text:p>
            <text:p text:style-name="P10"><text:span text:style-name="T9">import</text:span><text:span text:style-name="T10"> math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# sqrt</text:span></text:p>
            <text:p text:style-name="P10"><text:span text:style-name="T10">size = </text:span><text:span text:style-name="T12">input</text:span><text:span text:style-name="T10">("Find all primes up to: ")</text:span></text:p>
            <text:p text:style-name="P10"><text:span text:style-name="T11"/></text:p>
            <text:p text:style-name="P10"><text:span text:style-name="T11"># Initialize: all numbers except 0, 1 are prime</text:span></text:p>
            <text:p text:style-name="P10"><text:span text:style-name="T10">primeFlags = </text:span><text:span text:style-name="T12">range</text:span><text:span text:style-name="T10">(size+1)</text:span><text:span text:style-name="T10"><text:tab/></text:span><text:span text:style-name="T10"><text:tab/></text:span><text:span text:style-name="T10"><text:tab/></text:span><text:span text:style-name="T11"># so pF[size] exists</text:span></text:p>
            <text:p text:style-name="P10"><text:span text:style-name="T9">for</text:span><text:span text:style-name="T10"> num </text:span><text:span text:style-name="T9">in</text:span><text:span text:style-name="T10"> </text:span><text:span text:style-name="T12">range</text:span><text:span text:style-name="T10">(size+1):</text:span></text:p>
            <text:p text:style-name="P3"><text:span text:style-name="T13">primeFlags[num] = </text:span><text:span text:style-name="T4">True</text:span></text:p>
            <text:p text:style-name="P3"><text:span text:style-name="T13"/></text:p>
            <text:p text:style-name="P10"><text:span text:style-name="T10">primeFlags[0] = </text:span><text:span text:style-name="T12">False</text:span></text:p>
            <text:p text:style-name="P10"><text:span text:style-name="T10">primeFlags[1] = </text:span><text:span text:style-name="T12">False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ime sieve: Python code (p.2)</text:p>
          </draw:text-box>
        </draw:frame>
        <draw:frame presentation:style-name="pr9" draw:text-style-name="P11" draw:layer="layout" svg:width="25.199cm" svg:height="14.325cm" svg:x="1.4cm" svg:y="4.507cm" presentation:class="outline" presentation:user-transformed="true">
          <draw:text-box>
            <text:p text:style-name="P10"><text:span text:style-name="T11"># Computation: eliminate all non-primes</text:span></text:p>
            <text:p text:style-name="P10"><text:span text:style-name="T9">for</text:span><text:span text:style-name="T10"> num </text:span><text:span text:style-name="T9">in</text:span><text:span text:style-name="T10"> </text:span><text:span text:style-name="T12">range</text:span><text:span text:style-name="T10">(2, </text:span><text:span text:style-name="T12">int</text:span><text:span text:style-name="T10">(math.sqrt(size))+1):</text:span></text:p>
            <text:p text:style-name="P3"><text:span text:style-name="T14">if</text:span><text:span text:style-name="T13"> primeFlags[num]:</text:span><text:span text:style-name="T13"><text:tab/></text:span><text:span text:style-name="T13"><text:tab/></text:span><text:span text:style-name="T13"><text:tab/></text:span><text:span text:style-name="T15"># got a prime</text:span></text:p>
            <text:p text:style-name="P4"><text:span text:style-name="T16"># Eliminate its multiples</text:span></text:p>
            <text:p text:style-name="P4"><text:span text:style-name="T17">for</text:span><text:span text:style-name="T18"> multiple </text:span><text:span text:style-name="T17">in</text:span><text:span text:style-name="T18"> </text:span><text:span text:style-name="T5">range</text:span><text:span text:style-name="T18">(num**2, size+1, num):</text:span></text:p>
            <text:p text:style-name="P12"><text:span text:style-name="T18">primeFlags[multiple] = </text:span><text:span text:style-name="T5">False</text:span></text:p>
            <text:p text:style-name="P10"><text:span text:style-name="T10"/></text:p>
            <text:p text:style-name="P10"><text:span text:style-name="T11"># Output</text:span></text:p>
            <text:p text:style-name="P10"><text:span text:style-name="T9">print</text:span><text:span text:style-name="T10"> </text:span><text:span text:style-name="T8">"Your primes, sir/madam:"</text:span><text:span text:style-name="T10">,</text:span></text:p>
            <text:p text:style-name="P10"><text:span text:style-name="T9">for</text:span><text:span text:style-name="T10"> num </text:span><text:span text:style-name="T9">in</text:span><text:span text:style-name="T10"> </text:span><text:span text:style-name="T12">range</text:span><text:span text:style-name="T10">(2, size+1):</text:span></text:p>
            <text:p text:style-name="P3"><text:span text:style-name="T14">if</text:span><text:span text:style-name="T13"> primeFlags[num]:</text:span></text:p>
            <text:p text:style-name="P4"><text:span text:style-name="T17">print</text:span><text:span text:style-name="T18"> num,</text:span></text:p>
          </draw:text-box>
        </draw:frame>
        <draw:frame draw:style-name="gr5" draw:text-style-name="P13" draw:layer="layout" svg:width="14.84cm" svg:height="0.988cm" svg:x="12.336cm" svg:y="18.777cm">
          <draw:text-box>
            <text:p text:style-name="P1"><text:span text:style-name="T19"><text:a xlink:href="http://twu.seanho.com/python/primesieve.py">http://twu.seanho.com/python/primesieve.py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cursion</text:p>
          </draw:text-box>
        </draw:frame>
        <draw:frame presentation:style-name="pr5" draw:text-style-name="P1" draw:layer="layout" svg:width="25.199cm" svg:height="14.815cm" svg:x="1.4cm" svg:y="4.507cm" presentation:class="outline">
          <draw:text-box>
            <text:list text:style-name="L2">
              <text:list-item>
                <text:p text:style-name="P1"><text:span text:style-name="T1">Recursion</text:span> is when a function invokes itself</text:p>
              </text:list-item>
              <text:list-item>
                <text:p text:style-name="P1">Classic example: <text:span text:style-name="T1">factorial</text:span> (!)</text:p>
                <text:list>
                  <text:list-item>
                    <text:p text:style-name="P1"><text:span text:style-name="T2">n! = n(n-1)(n-2)(n-3) ... (3)(2)(1)</text:span></text:p>
                  </text:list-item>
                  <text:list-item>
                    <text:p text:style-name="P1"><text:span text:style-name="T2">0! = 1</text:span></text:p>
                  </text:list-item>
                </text:list>
              </text:list-item>
              <text:list-item>
                <text:p text:style-name="P1">Compute <text:span text:style-name="T1">recursively</text:span>:</text:p>
                <text:list>
                  <text:list-item>
                    <text:p text:style-name="P1"><text:span text:style-name="T1">Inductive step</text:span>: <text:span text:style-name="T2">n! = n*(n-1)!</text:span></text:p>
                  </text:list-item>
                  <text:list-item>
                    <text:p text:style-name="P1"><text:span text:style-name="T1">Base case</text:span>: <text:span text:style-name="T2">0! = 1</text:span></text:p>
                  </text:list-item>
                </text:list>
              </text:list-item>
              <text:list-item>
                <text:p text:style-name="P1">Inductive step: <text:span text:style-name="T1">assume</text:span> <text:span text:style-name="T2">(n-1)!</text:span> is calculated correctly; then we can find <text:span text:style-name="T2">n!</text:span></text:p>
              </text:list-item>
              <text:list-item>
                <text:p text:style-name="P1">Base case is needed to tell us where to <text:span text:style-name="T1">star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actorial() in Python</text:p>
          </draw:text-box>
        </draw:frame>
        <draw:frame presentation:style-name="pr10" draw:text-style-name="P14" draw:layer="layout" svg:width="25.199cm" svg:height="14.267cm" svg:x="1.4cm" svg:y="4.507cm" presentation:class="outline" presentation:user-transformed="true">
          <draw:text-box>
            <text:p text:style-name="P10"><text:span text:style-name="T20">def factorial(n):</text:span></text:p>
            <text:p text:style-name="P3"><text:span text:style-name="T21">"""Calculate n!. <text:s/>n should be a positive integer."""</text:span></text:p>
            <text:p text:style-name="P3"><text:span text:style-name="T21">if n == 0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2"># base case</text:span></text:p>
            <text:p text:style-name="P4"><text:span text:style-name="T23">return 1</text:span></text:p>
            <text:p text:style-name="P3"><text:span text:style-name="T21">else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2"># inductive step</text:span></text:p>
            <text:p text:style-name="P4"><text:span text:style-name="T23">return n * factorial(n-1)</text:span></text:p>
            <text:p text:style-name="P4"><text:span text:style-name="T23"/></text:p>
            <text:list text:style-name="L2">
              <text:list-item>
                <text:p text:style-name="P1"><text:span text:style-name="T24">Progress</text:span><text:span text:style-name="T25"> is made each time: </text:span><text:span text:style-name="T26">factorial(n-1)</text:span></text:p>
              </text:list-item>
              <text:list-item>
                <text:p text:style-name="P1"><text:span text:style-name="T25">Base case prevents </text:span><text:span text:style-name="T24">infinite</text:span><text:span text:style-name="T25"> recursion</text:span></text:p>
              </text:list-item>
              <text:list-item>
                <text:p text:style-name="P1"><text:span text:style-name="T25">What about</text:span><text:span text:style-name="T26"> factorial(-1)</text:span><text:span text:style-name="T25">? <text:s/>Or </text:span><text:span text:style-name="T26">factorial(2.5)</text:span><text:span text:style-name="T25">?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he call stack</text:p>
          </draw:text-box>
        </draw:frame>
        <draw:frame presentation:style-name="pr5" draw:text-style-name="P15" draw:layer="layout" svg:width="17.015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27">When a program is running, an area of </text:span><text:span text:style-name="T28">memory</text:span><text:span text:style-name="T27"> is set aside to store local </text:span><text:span text:style-name="T28">variables</text:span><text:span text:style-name="T27">, the state of the program, etc.</text:span></text:p>
              </text:list-item>
              <text:list-item>
                <text:p text:style-name="P1"><text:span text:style-name="T27">When a </text:span><text:span text:style-name="T28">procedure</text:span><text:span text:style-name="T27"> is invoked, the </text:span><text:span text:style-name="T28">calling context</text:span><text:span text:style-name="T27"> is saved, and a new chunk of memory is allocated for the procedure to use: its </text:span><text:span text:style-name="T28">stack frame</text:span></text:p>
              </text:list-item>
              <text:list-item>
                <text:p text:style-name="P1"><text:span text:style-name="T27">When the procedure finishes, its frame is </text:span><text:span text:style-name="T28">released</text:span><text:span text:style-name="T27"> and control goes back to the calling context</text:span></text:p>
              </text:list-item>
              <text:list-item>
                <text:p text:style-name="P1"><text:span text:style-name="T27">The </text:span><text:span text:style-name="T28">stack pointer</text:span><text:span text:style-name="T27"> keeps track of what frame is currently running</text:span></text:p>
              </text:list-item>
            </text:list>
          </draw:text-box>
        </draw:frame>
        <draw:custom-shape draw:style-name="gr6" draw:text-style-name="P17" draw:id="id1" draw:layer="layout" svg:width="6.985cm" svg:height="2.54cm" svg:x="20.685cm" svg:y="12.975cm">
          <text:p text:style-name="P16"><text:span text:style-name="T29">__main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id="id2" draw:layer="layout" svg:width="6.985cm" svg:height="2.54cm" svg:x="20.686cm" svg:y="10.175cm">
          <text:p text:style-name="P16"><text:span text:style-name="T29">calc_volum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id="id3" draw:layer="layout" svg:width="6.985cm" svg:height="2.54cm" svg:x="20.687cm" svg:y="7.275cm">
          <text:p text:style-name="P16"><text:span text:style-name="T29">math.sin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8" draw:layer="layout" svg:x1="17.88cm" svg:y1="7.62cm" svg:x2="20.42cm" svg:y2="7.62cm">
          <text:p text:style-name="P16"><text:span text:style-name="T30">stack</text:span></text:p>
          <text:p text:style-name="P16"><text:span text:style-name="T30">pointer</text:span></text:p>
        </draw:line>
        <draw:connector draw:style-name="gr8" draw:text-style-name="P8" draw:layer="layout" draw:type="curve" draw:line-skew="-0.655cm" svg:x1="20.685cm" svg:y1="14.245cm" svg:x2="20.686cm" svg:y2="11.445cm" draw:start-shape="id1" draw:start-glue-point="3" draw:end-shape="id2" draw:end-glue-point="3" svg:d="m20685 14245c-1848 0-1848-2800 1-2800">
          <text:p/>
        </draw:connector>
        <draw:connector draw:style-name="gr8" draw:text-style-name="P8" draw:layer="layout" draw:type="curve" draw:line-skew="-0.656cm" svg:x1="20.686cm" svg:y1="11.445cm" svg:x2="20.687cm" svg:y2="8.545cm" draw:start-shape="id2" draw:start-glue-point="3" draw:end-shape="id3" draw:end-glue-point="3" svg:d="m20686 11445c-1849 0-1850-2900 1-2900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Call stack for recursion</text:p>
          </draw:text-box>
        </draw:frame>
        <draw:frame presentation:style-name="pr11" draw:text-style-name="P20" draw:layer="layout" svg:width="15.11cm" svg:height="14.267cm" svg:x="1.4cm" svg:y="4.507cm" presentation:class="outline" presentation:user-transformed="true">
          <draw:text-box>
            <text:p text:style-name="P19"><text:span text:style-name="T31">def factorial(n):</text:span></text:p>
            <text:p text:style-name="P3"><text:span text:style-name="T32">"""Compute the factorial of a positive integer."""</text:span></text:p>
            <text:p text:style-name="P3"><text:span text:style-name="T32">if n == 0:</text:span></text:p>
            <text:p text:style-name="P4"><text:span text:style-name="T33">return 1</text:span></text:p>
            <text:p text:style-name="P3"><text:span text:style-name="T32">else:</text:span></text:p>
            <text:p text:style-name="P4"><text:span text:style-name="T33">return n*factorial(n-1)</text:span></text:p>
            <text:list text:style-name="L2">
              <text:list-item>
                <text:p text:style-name="P1"><text:span text:style-name="T34">If there were any </text:span><text:span text:style-name="T28">local</text:span><text:span text:style-name="T34"> variables, each frame would have its own instance of the local variables</text:span></text:p>
              </text:list-item>
              <text:list-item>
                <text:p text:style-name="P1"><text:span text:style-name="T34">When an error (exception) happens, IDLE shows a </text:span><text:span text:style-name="T28">backtrace</text:span><text:span text:style-name="T34">: part of the call stack</text:span></text:p>
              </text:list-item>
            </text:list>
          </draw:text-box>
        </draw:frame>
        <draw:custom-shape draw:style-name="gr6" draw:text-style-name="P17" draw:id="id4" draw:layer="layout" svg:width="6.985cm" svg:height="2.54cm" svg:x="20.32cm" svg:y="16.51cm">
          <text:p text:style-name="P16"><text:span text:style-name="T29">__main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id="id5" draw:layer="layout" svg:width="6.985cm" svg:height="2.54cm" svg:x="20.32cm" svg:y="13.97cm">
          <text:p text:style-name="P16"><text:span text:style-name="T29">factorial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id="id6" draw:layer="layout" svg:width="6.985cm" svg:height="2.54cm" svg:x="20.32cm" svg:y="11.43cm">
          <text:p text:style-name="P16"><text:span text:style-name="T29">factorial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8" draw:layer="layout" svg:x1="17.88cm" svg:y1="6.32cm" svg:x2="20.42cm" svg:y2="6.32cm">
          <text:p text:style-name="P16"><text:span text:style-name="T30">stack</text:span></text:p>
          <text:p text:style-name="P16"><text:span text:style-name="T30">pointer</text:span></text:p>
        </draw:line>
        <draw:connector draw:style-name="gr8" draw:text-style-name="P8" draw:layer="layout" draw:type="curve" draw:line-skew="-0.291cm" svg:x1="20.32cm" svg:y1="17.78cm" svg:x2="20.32cm" svg:y2="15.24cm" draw:start-shape="id4" draw:start-glue-point="3" draw:end-shape="id5" draw:end-glue-point="3" svg:d="m20320 17780c-1303 0-1303-2540 0-2540">
          <text:p/>
        </draw:connector>
        <draw:connector draw:style-name="gr8" draw:text-style-name="P8" draw:layer="layout" draw:type="curve" draw:line-skew="-0.291cm" svg:x1="20.32cm" svg:y1="15.24cm" svg:x2="20.32cm" svg:y2="12.7cm" draw:start-shape="id5" draw:start-glue-point="3" draw:end-shape="id6" draw:end-glue-point="3" svg:d="m20320 15240c-1303 0-1303-2540 0-2540">
          <text:p/>
        </draw:connector>
        <draw:custom-shape draw:style-name="gr6" draw:text-style-name="P17" draw:id="id7" draw:layer="layout" svg:width="6.985cm" svg:height="2.54cm" svg:x="20.32cm" svg:y="8.89cm">
          <text:p text:style-name="P16"><text:span text:style-name="T29">factorial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id="id8" draw:layer="layout" svg:width="6.985cm" svg:height="2.54cm" svg:x="20.32cm" svg:y="6.35cm">
          <text:p text:style-name="P16"><text:span text:style-name="T29">factorial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draw:type="curve" draw:line-skew="-0.291cm" svg:x1="20.32cm" svg:y1="12.7cm" svg:x2="20.32cm" svg:y2="10.16cm" draw:start-shape="id6" draw:start-glue-point="3" draw:end-shape="id7" draw:end-glue-point="3" svg:d="m20320 12700c-1303 0-1303-2540 0-2540">
          <text:p/>
        </draw:connector>
        <draw:connector draw:style-name="gr8" draw:text-style-name="P8" draw:layer="layout" draw:type="curve" draw:line-skew="-0.291cm" svg:x1="20.32cm" svg:y1="10.16cm" svg:x2="20.32cm" svg:y2="7.62cm" draw:start-shape="id7" draw:start-glue-point="3" draw:end-shape="id8" draw:end-glue-point="3" svg:d="m20320 10160c-1303 0-1303-2540 0-2540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Recursion example: Fibonacci</text:p>
          </draw:text-box>
        </draw:frame>
        <draw:frame presentation:style-name="pr12" draw:text-style-name="P14" draw:layer="layout" svg:width="25.199cm" svg:height="14.305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Fibonacci</text:span> sequence: <text:span text:style-name="T35">1, 1, 2, 3, 5, 8, 13, 21, 34,..</text:span></text:p>
                <text:list>
                  <text:list-item>
                    <text:p text:style-name="P21">Each number is the <text:span text:style-name="T1">sum</text:span> of the two previous</text:p>
                  </text:list-item>
                </text:list>
              </text:list-item>
            </text:list>
            <text:p text:style-name="P10"><text:span text:style-name="T20">def fibonacci(n):</text:span></text:p>
            <text:p text:style-name="P3"><text:span text:style-name="T21">"""Compute the n-th Fibonnaci number.</text:span></text:p>
            <text:p text:style-name="P3"><text:span text:style-name="T21">pre: n should be a positive integer.</text:span></text:p>
            <text:p text:style-name="P3"><text:span text:style-name="T21">"""</text:span></text:p>
            <text:p text:style-name="P3"><text:span text:style-name="T21">if n == 0 or n == 1:</text:span><text:span text:style-name="T21"><text:tab/></text:span><text:span text:style-name="T21"><text:tab/></text:span><text:span text:style-name="T21"><text:tab/></text:span><text:span text:style-name="T21"><text:tab/></text:span><text:span text:style-name="T22"># base case</text:span></text:p>
            <text:p text:style-name="P4"><text:span text:style-name="T23">return 1</text:span></text:p>
            <text:p text:style-name="P3"><text:span text:style-name="T21">else: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2"># inductive step</text:span></text:p>
            <text:p text:style-name="P4"><text:span text:style-name="T23">return fibonacci(n-2) + fibonacci(n-1)</text:span></text:p>
            <text:list text:continue-numbering="true" text:style-name="L2">
              <text:list-item>
                <text:list>
                  <text:list-item>
                    <text:p text:style-name="P1"><text:span text:style-name="T34">Note: very </text:span><text:span text:style-name="T28">inefficient</text:span><text:span text:style-name="T34"> algorithm!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puting &amp; Society Paper</text:p>
          </draw:text-box>
        </draw:frame>
        <draw:frame presentation:style-name="pr5" draw:text-style-name="P6" draw:layer="layout" svg:width="25.199cm" svg:height="14.337cm" svg:x="1.4cm" svg:y="4.507cm" presentation:class="outline" presentation:user-transformed="true">
          <draw:text-box>
            <text:list text:style-name="L2">
              <text:list-item>
                <text:p text:style-name="P1">Computing scientist as <text:span text:style-name="T36">G</text:span><text:span text:style-name="T1">odly </text:span><text:span text:style-name="T36">C</text:span><text:span text:style-name="T1">hristian </text:span><text:span text:style-name="T36">L</text:span><text:span text:style-name="T1">eader</text:span>:</text:p>
                <text:list>
                  <text:list-item>
                    <text:p text:style-name="P1"><text:span text:style-name="T37">Not just </text:span><text:span text:style-name="T38">knowledge</text:span><text:span text:style-name="T37"> about tools, but</text:span></text:p>
                  </text:list-item>
                  <text:list-item>
                    <text:p text:style-name="P1"><text:span text:style-name="T38">Wisdom</text:span><text:span text:style-name="T37"> of how to use tools</text:span></text:p>
                    <text:list>
                      <text:list-item>
                        <text:p text:style-name="P1">To <text:span text:style-name="T1">serve</text:span> others and</text:p>
                      </text:list-item>
                      <text:list-item>
                        <text:p text:style-name="P1">To give glory to <text:span text:style-name="T1">God</text:span></text:p>
                      </text:list-item>
                    </text:list>
                  </text:list-item>
                </text:list>
              </text:list-item>
              <text:list-item>
                <text:p text:style-name="P1">Write a short <text:span text:style-name="T1">essay</text:span> on a topic of your choosing about <text:span text:style-name="T1">computers</text:span> and <text:span text:style-name="T1">society</text:span>:</text:p>
                <text:list>
                  <text:list-item>
                    <text:list>
                      <text:list-item>
                        <text:p text:style-name="P1">~ <text:span text:style-name="T1">5 pages</text:span> typed double-spaced 12pt 1in margins</text:p>
                      </text:list-item>
                      <text:list-item>
                        <text:p text:style-name="P1">Submit half-page <text:span text:style-name="T1">topic</text:span> by <text:span text:style-name="T2">Fri 6Nov</text:span></text:p>
                      </text:list-item>
                      <text:list-item>
                        <text:p text:style-name="P1">Paper <text:span text:style-name="T1">due</text:span> near end of semester (<text:span text:style-name="T2">Wed 2Dec</text:span>)</text:p>
                        <text:list>
                          <text:list-item>
                            <text:p text:style-name="P1">Electronic submission (email, eCourse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ample paper topics</text:p>
          </draw:text-box>
        </draw:frame>
        <draw:frame presentation:style-name="pr5" draw:text-style-name="P6" draw:layer="layout" svg:width="25.199cm" svg:height="15.359cm" svg:x="1.4cm" svg:y="4.407cm" presentation:class="outline" presentation:user-transformed="true">
          <draw:text-box>
            <text:list text:style-name="L2">
              <text:list-item>
                <text:p text:style-name="P1"><text:span text:style-name="T1">Censorship</text:span> and free speech</text:p>
                <text:list>
                  <text:list-item>
                    <text:p text:style-name="P1">Pornography, gambling, hate groups, etc.</text:p>
                  </text:list-item>
                </text:list>
              </text:list-item>
              <text:list-item>
                <text:p text:style-name="P1"><text:span text:style-name="T1">Violence</text:span> in video games (Columbine etc.)</text:p>
              </text:list-item>
              <text:list-item>
                <text:p text:style-name="P1"><text:span text:style-name="T1">Privacy</text:span>: online banking, ID theft, etc.</text:p>
              </text:list-item>
              <text:list-item>
                <text:p text:style-name="P1"><text:span text:style-name="T1">Blogs</text:span>: effect on politics, social interaction, etc.</text:p>
              </text:list-item>
              <text:list-item>
                <text:p text:style-name="P1"><text:span text:style-name="T1">File sharing</text:span>: Napster, Gnutella, etc.</text:p>
              </text:list-item>
              <text:list-item>
                <text:p text:style-name="P1"><text:span text:style-name="T1">Artificial intelligence</text:span>: the nature of sentience</text:p>
              </text:list-item>
              <text:list-item>
                <text:p text:style-name="P1"><text:span text:style-name="T1">Online dating</text:span> (e.g. eHarmony): pros/cons</text:p>
              </text:list-item>
              <text:list-item>
                <text:p text:style-name="P1"><text:span text:style-name="T1">Equity of access</text:span> / rural digital divide</text:p>
                <text:list>
                  <text:list-item>
                    <text:p>...... or come up with your <text:span text:style-name="T1">own</text:span> topic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ips for essay writing</text:p>
          </draw:text-box>
        </draw:frame>
        <draw:frame presentation:style-name="pr5" draw:text-style-name="P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39">Your essay should be a </text:span><text:span text:style-name="T40">position paper</text:span><text:span text:style-name="T39">:</text:span></text:p>
                <text:list>
                  <text:list-item>
                    <text:p text:style-name="P1"><text:span text:style-name="T41">Topic should have at least two </text:span><text:span text:style-name="T42">sides</text:span><text:span text:style-name="T41"> (e.g. pro/con)</text:span></text:p>
                  </text:list-item>
                  <text:list-item>
                    <text:p text:style-name="P1"><text:span text:style-name="T41">You should state (in the introductory paragraph) what your </text:span><text:span text:style-name="T42">position</text:span><text:span text:style-name="T41"> is (</text:span><text:span text:style-name="T43">thesis</text:span><text:span text:style-name="T41">)</text:span></text:p>
                  </text:list-item>
                  <text:list-item>
                    <text:p text:style-name="P1"><text:span text:style-name="T41">You should have at least 2-3 points, each,</text:span><text:span text:style-name="T41"><text:line-break/></text:span><text:span text:style-name="T41">both </text:span><text:span text:style-name="T42">for</text:span><text:span text:style-name="T41"> and </text:span><text:span text:style-name="T42">against</text:span><text:span text:style-name="T41"> your position</text:span></text:p>
                    <text:list>
                      <text:list-item>
                        <text:p text:style-name="P1"><text:span text:style-name="T44">It is not necessary to </text:span><text:span text:style-name="T45">rebut</text:span><text:span text:style-name="T44"> every point that contradicts your position:</text:span></text:p>
                      </text:list-item>
                      <text:list-item>
                        <text:p text:style-name="P1"><text:span text:style-name="T44">Be honest about </text:span><text:span text:style-name="T45">faults</text:span><text:span text:style-name="T44">/limitations of your thesis</text:span></text:p>
                      </text:list-item>
                    </text:list>
                  </text:list-item>
                  <text:list-item>
                    <text:p text:style-name="P1"><text:span text:style-name="T41">Summary </text:span><text:span text:style-name="T42">intro</text:span><text:span text:style-name="T41">/</text:span><text:span text:style-name="T42">conclusion</text:span><text:span text:style-name="T41"> paragraphs</text:span></text:p>
                  </text:list-item>
                  <text:list-item>
                    <text:p text:style-name="P1"><text:span text:style-name="T41">Proper </text:span><text:span text:style-name="T42">English</text:span><text:span text:style-name="T41"> (spelling, grammar) is important!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927cm" svg:x="1cm" svg:y="0.462cm" presentation:class="title">
          <draw:text-box>
            <text:p>TODO</text:p>
          </draw:text-box>
        </draw:frame>
        <draw:frame presentation:style-name="pr14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HW3</text:span> due <text:span text:style-name="T1">Mon</text:span></text:p>
                <text:list>
                  <text:list-item>
                    <text:p>Ch3 and mostly <text:span text:style-name="T2">Ch4</text:span></text:p>
                  </text:list-item>
                </text:list>
              </text:list-item>
              <text:list-item>
                <text:p><text:span text:style-name="T1">Lab3</text:span> due next week <text:span text:style-name="T1">Wed</text:span>/<text:span text:style-name="T1">Thu</text:span></text:p>
                <text:list>
                  <text:list-item>
                    <text:p>Full lab <text:span text:style-name="T2">write-up</text:span> required!<text:line-break/>Use “Lab Template” on course webpag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10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an Ho</meta:initial-creator>
    <meta:creation-date>2006-09-28T16:02:54</meta:creation-date>
    <dc:creator>sean ho</dc:creator>
    <dc:date>2009-10-14T16:22:37</dc:date>
    <meta:editing-cycles>34</meta:editing-cycles>
    <meta:editing-duration>PT15H34M08S</meta:editing-duration>
    <meta:document-statistic meta:object-count="350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style math:fontweight="bold">
          <math:mrow>
            <math:mstyle math:color="yellow">
              <math:mrow>
                <math:mtable>
                  <math:mtr>
                    <math:mtd>
                      <math:mn>1</math:mn>
                    </math:mtd>
                    <math:mtd>
                      <math:mn>2</math:mn>
                    </math:mtd>
                    <math:mtd>
                      <math:mn>3</math:mn>
                    </math:mtd>
                    <math:mtd>
                      <math:mn>4</math:mn>
                    </math:mtd>
                    <math:mtd>
                      <math:mn>5</math:mn>
                    </math:mtd>
                    <math:mtd>
                      <math:mn>6</math:mn>
                    </math:mtd>
                    <math:mtd>
                      <math:mn>7</math:mn>
                    </math:mtd>
                    <math:mtd>
                      <math:mn>8</math:mn>
                    </math:mtd>
                    <math:mtd>
                      <math:mn>9</math:mn>
                    </math:mtd>
                    <math:mtd>
                      <math:mn>10</math:mn>
                    </math:mtd>
                  </math:mtr>
                  <math:mtr>
                    <math:mtd>
                      <math:mn>11</math:mn>
                    </math:mtd>
                    <math:mtd>
                      <math:mn>12</math:mn>
                    </math:mtd>
                    <math:mtd>
                      <math:mn>13</math:mn>
                    </math:mtd>
                    <math:mtd>
                      <math:mn>14</math:mn>
                    </math:mtd>
                    <math:mtd>
                      <math:mn>15</math:mn>
                    </math:mtd>
                    <math:mtd>
                      <math:mn>16</math:mn>
                    </math:mtd>
                    <math:mtd>
                      <math:mn>17</math:mn>
                    </math:mtd>
                    <math:mtd>
                      <math:mn>18</math:mn>
                    </math:mtd>
                    <math:mtd>
                      <math:mn>19</math:mn>
                    </math:mtd>
                    <math:mtd>
                      <math:mn>20</math:mn>
                    </math:mtd>
                  </math:mtr>
                  <math:mtr>
                    <math:mtd>
                      <math:mn>21</math:mn>
                    </math:mtd>
                    <math:mtd>
                      <math:mn>22</math:mn>
                    </math:mtd>
                    <math:mtd>
                      <math:mn>23</math:mn>
                    </math:mtd>
                    <math:mtd>
                      <math:mn>24</math:mn>
                    </math:mtd>
                    <math:mtd>
                      <math:mn>25</math:mn>
                    </math:mtd>
                    <math:mtd>
                      <math:mn>26</math:mn>
                    </math:mtd>
                    <math:mtd>
                      <math:mn>27</math:mn>
                    </math:mtd>
                    <math:mtd>
                      <math:mn>28</math:mn>
                    </math:mtd>
                    <math:mtd>
                      <math:mn>29</math:mn>
                    </math:mtd>
                    <math:mtd>
                      <math:mn>30</math:mn>
                    </math:mtd>
                  </math:mtr>
                  <math:mtr>
                    <math:mtd>
                      <math:mn>31</math:mn>
                    </math:mtd>
                    <math:mtd>
                      <math:mn>32</math:mn>
                    </math:mtd>
                    <math:mtd>
                      <math:mn>33</math:mn>
                    </math:mtd>
                    <math:mtd>
                      <math:mn>34</math:mn>
                    </math:mtd>
                    <math:mtd>
                      <math:mn>35</math:mn>
                    </math:mtd>
                    <math:mtd>
                      <math:mn>36</math:mn>
                    </math:mtd>
                    <math:mtd>
                      <math:mn>37</math:mn>
                    </math:mtd>
                    <math:mtd>
                      <math:mn>38</math:mn>
                    </math:mtd>
                    <math:mtd>
                      <math:mn>39</math:mn>
                    </math:mtd>
                    <math:mtd>
                      <math:mn>40</math:mn>
                    </math:mtd>
                  </math:mtr>
                  <math:mtr>
                    <math:mtd>
                      <math:mn>41</math:mn>
                    </math:mtd>
                    <math:mtd>
                      <math:mn>42</math:mn>
                    </math:mtd>
                    <math:mtd>
                      <math:mn>43</math:mn>
                    </math:mtd>
                    <math:mtd>
                      <math:mn>44</math:mn>
                    </math:mtd>
                    <math:mtd>
                      <math:mn>45</math:mn>
                    </math:mtd>
                    <math:mtd>
                      <math:mn>46</math:mn>
                    </math:mtd>
                    <math:mtd>
                      <math:mn>47</math:mn>
                    </math:mtd>
                    <math:mtd>
                      <math:mn>48</math:mn>
                    </math:mtd>
                    <math:mtd>
                      <math:mn>49</math:mn>
                    </math:mtd>
                    <math:mtd>
                      <math:mn>50</math:mn>
                    </math:mtd>
                  </math:mtr>
                  <math:mtr>
                    <math:mtd>
                      <math:mn>51</math:mn>
                    </math:mtd>
                    <math:mtd>
                      <math:mn>52</math:mn>
                    </math:mtd>
                    <math:mtd>
                      <math:mn>53</math:mn>
                    </math:mtd>
                    <math:mtd>
                      <math:mn>54</math:mn>
                    </math:mtd>
                    <math:mtd>
                      <math:mn>55</math:mn>
                    </math:mtd>
                    <math:mtd>
                      <math:mn>56</math:mn>
                    </math:mtd>
                    <math:mtd>
                      <math:mn>57</math:mn>
                    </math:mtd>
                    <math:mtd>
                      <math:mn>58</math:mn>
                    </math:mtd>
                    <math:mtd>
                      <math:mn>59</math:mn>
                    </math:mtd>
                    <math:mtd>
                      <math:mn>60</math:mn>
                    </math:mtd>
                  </math:mtr>
                  <math:mtr>
                    <math:mtd>
                      <math:mn>61</math:mn>
                    </math:mtd>
                    <math:mtd>
                      <math:mn>62</math:mn>
                    </math:mtd>
                    <math:mtd>
                      <math:mn>63</math:mn>
                    </math:mtd>
                    <math:mtd>
                      <math:mn>64</math:mn>
                    </math:mtd>
                    <math:mtd>
                      <math:mn>65</math:mn>
                    </math:mtd>
                    <math:mtd>
                      <math:mn>66</math:mn>
                    </math:mtd>
                    <math:mtd>
                      <math:mn>67</math:mn>
                    </math:mtd>
                    <math:mtd>
                      <math:mn>68</math:mn>
                    </math:mtd>
                    <math:mtd>
                      <math:mn>69</math:mn>
                    </math:mtd>
                    <math:mtd>
                      <math:mn>70</math:mn>
                    </math:mtd>
                  </math:mtr>
                  <math:mtr>
                    <math:mtd>
                      <math:mn>71</math:mn>
                    </math:mtd>
                    <math:mtd>
                      <math:mn>72</math:mn>
                    </math:mtd>
                    <math:mtd>
                      <math:mn>73</math:mn>
                    </math:mtd>
                    <math:mtd>
                      <math:mn>74</math:mn>
                    </math:mtd>
                    <math:mtd>
                      <math:mn>75</math:mn>
                    </math:mtd>
                    <math:mtd>
                      <math:mn>76</math:mn>
                    </math:mtd>
                    <math:mtd>
                      <math:mn>77</math:mn>
                    </math:mtd>
                    <math:mtd>
                      <math:mn>78</math:mn>
                    </math:mtd>
                    <math:mtd>
                      <math:mn>79</math:mn>
                    </math:mtd>
                    <math:mtd>
                      <math:mn>80</math:mn>
                    </math:mtd>
                  </math:mtr>
                  <math:mtr>
                    <math:mtd>
                      <math:mn>81</math:mn>
                    </math:mtd>
                    <math:mtd>
                      <math:mn>82</math:mn>
                    </math:mtd>
                    <math:mtd>
                      <math:mn>83</math:mn>
                    </math:mtd>
                    <math:mtd>
                      <math:mn>84</math:mn>
                    </math:mtd>
                    <math:mtd>
                      <math:mn>85</math:mn>
                    </math:mtd>
                    <math:mtd>
                      <math:mn>86</math:mn>
                    </math:mtd>
                    <math:mtd>
                      <math:mn>87</math:mn>
                    </math:mtd>
                    <math:mtd>
                      <math:mn>88</math:mn>
                    </math:mtd>
                    <math:mtd>
                      <math:mn>89</math:mn>
                    </math:mtd>
                    <math:mtd>
                      <math:mn>90</math:mn>
                    </math:mtd>
                  </math:mtr>
                  <math:mtr>
                    <math:mtd>
                      <math:mn>91</math:mn>
                    </math:mtd>
                    <math:mtd>
                      <math:mn>92</math:mn>
                    </math:mtd>
                    <math:mtd>
                      <math:mn>93</math:mn>
                    </math:mtd>
                    <math:mtd>
                      <math:mn>94</math:mn>
                    </math:mtd>
                    <math:mtd>
                      <math:mn>95</math:mn>
                    </math:mtd>
                    <math:mtd>
                      <math:mn>96</math:mn>
                    </math:mtd>
                    <math:mtd>
                      <math:mn>97</math:mn>
                    </math:mtd>
                    <math:mtd>
                      <math:mn>98</math:mn>
                    </math:mtd>
                    <math:mtd>
                      <math:mn>99</math:mn>
                    </math:mtd>
                    <math:mtd>
                      <math:mn>100</math:mn>
                    </math:mtd>
                  </math:mtr>
                </math:mtable>
              </math:mrow>
            </math:mstyle>
          </math:mrow>
        </math:mstyle>
      </math:mrow>
    </math:mstyle>
    <math:annotation math:encoding="StarMath 5.0">size 24 bold color yellow
matrix{
1 # 2 # 3 # 4 # 5 # 6 # 7 # 8 # 9 # 10
## 11 # 12 # 13 # 14 # 15 # 16 # 17 # 18 # 19 # 20
## 21 # 22 # 23 # 24 # 25 # 26 # 27 # 28 # 29 # 30
## 31 # 32 # 33 # 34 # 35 # 36 # 37 # 38 # 39 # 40
## 41 # 42 # 43 # 44 # 45 # 46 # 47 # 48 # 49 # 50
## 51 # 52 # 53 # 54 # 55 # 56 # 57 # 58 # 59 # 60
## 61 # 62 # 63 # 64 # 65 # 66 # 67 # 68 # 69 # 70
## 71 # 72 # 73 # 74 # 75 # 76 # 77 # 78 # 79 # 80
## 81 # 82 # 83 # 84 # 85 # 86 # 87 # 88 # 89 # 90
## 91 # 92 # 93 # 94 # 95 # 96 # 97 # 98 # 99 # 100
}  </math:annotation>
  </math:semantics>
</math:math>
</file>